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size="14pt" style:font-size-asian="14pt" style:font-size-complex="14pt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T3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T4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T5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ACHES</text:p>
      <text:p text:style-name="P2"/>
      <text:p text:style-name="Normal">Bastien :</text:p>
      <text:list text:style-name="LFO1" text:continue-numbering="true">
        <text:list-item>
          <text:p text:style-name="P3">Insertion Quizz ;</text:p>
        </text:list-item>
        <text:list-item>
          <text:p text:style-name="P4">Partie Admin ;</text:p>
        </text:list-item>
      </text:list>
      <text:p text:style-name="Normal">David :</text:p>
      <text:list text:style-name="LFO1" text:continue-numbering="true">
        <text:list-item>
          <text:p text:style-name="P5">Connexion / Inscription ;</text:p>
        </text:list-item>
        <text:list-item>
          <text:p text:style-name="P6">Partie User ;</text:p>
        </text:list-item>
      </text:list>
      <text:p text:style-name="Normal"/>
      <text:p text:style-name="Normal">Bastien / David :</text:p>
      <text:list text:style-name="LFO1" text:continue-numbering="true">
        <text:list-item>
          <text:p text:style-name="P7">Page JEU ;</text:p>
        </text:list-item>
      </text:list>
      <text:p text:style-name="Normal"/>
      <text:p text:style-name="Normal"><text:span text:style-name="T8">User (</text:span><text:span text:style-name="T9">idUser</text:span><text:span text:style-name="T10">, identifiant, pseudo, nom, prenom, MDP, MDP2, statut)</text:span><text:span text:style-name="T11"><text:line-break/></text:span><text:span text:style-name="T12">Quizz (</text:span><text:span text:style-name="T13">idQuizz</text:span><text:span text:style-name="T14">, idCategorie, Titre,<text:s/></text:span><text:span text:style-name="T15">statut)</text:span><text:span text:style-name="T16"><text:line-break/></text:span><text:span text:style-name="T17">Questions (</text:span><text:span text:style-name="T18">idQuestion</text:span><text:span text:style-name="T19">, Titre)</text:span><text:span text:style-name="T20"><text:line-break/></text:span><text:span text:style-name="T21">Reponses (</text:span><text:span text:style-name="T22">idReponse</text:span><text:span text:style-name="T23">, reponse, verification)</text:span><text:span text:style-name="T24"><text:line-break/></text:span><text:span text:style-name="T25">questionSecrete (</text:span><text:span text:style-name="T26">idQuestionSecrete</text:span><text:span text:style-name="T27">, intitule)</text:span><text:span text:style-name="T28"><text:line-break/></text:span><text:span text:style-name="T29">categorieQuizz (</text:span><text:span text:style-name="T30">idCategorie</text:span><text:span text:style-name="T31">, nom)</text:span></text:p>
      <text:p text:style-name="Normal"><text:span text:style-name="T32"><text:line-break/></text:span><text:span text:style-name="T33">Lier (</text:span><text:span text:style-name="T34">idUser</text:span><text:span text:style-name="T35">, idAmis)</text:span><text:span text:style-name="T36"><text:line-break/></text:span><text:span text:style-name="T37">Selectionner (</text:span><text:span text:style-name="T38">idUser</text:span><text:span text:style-name="T39">,<text:s/></text:span><text:span text:style-name="T40">idReponse</text:span><text:span text:style-name="T41">,<text:s/></text:span><text:span text:style-name="T42">idQuestion</text:span><text:span text:style-name="T43">)</text:span><text:span text:style-name="T44"><text:line-break/></text:span><text:span text:style-name="T45">Participer (</text:span><text:span text:style-name="T46">idUser</text:span><text:span text:style-name="T47">,<text:s/></text:span><text:span text:style-name="T48">idQuiz</text:span><text:span text:style-name="T49">z</text:span><text:span text:style-name="T50">, Score)</text:span><text:span text:style-name="T51"><text:line-break/></text:span><text:span text:style-name="T52">Contenir (</text:span><text:span text:style-name="T53">idQuestion</text:span><text:span text:style-name="T54">,<text:s/></text:span><text:span text:style-name="T55">idReponse</text:span><text:span text:style-name="T56">)</text:span></text:p>
      <text:p text:style-name="P57"/>
      <text:p text:style-name="P58">22.04 :</text:p>
      <text:p text:style-name="P59">Bastien : Création du formulaire de création de Quizz</text:p>
      <text:p text:style-name="Normal"><text:span text:style-name="T60">David : Traitement du resultat d’un quizz fait par l’utilisateu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6pt" style:font-size-asian="16pt" style:font-size-complex="16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CARNEIRO</meta:initial-creator>
    <dc:creator>bastien leraut</dc:creator>
    <meta:creation-date>2021-04-06T13:41:00Z</meta:creation-date>
    <dc:date>2021-04-22T16:28:00Z</dc:date>
    <meta:template xlink:href="Normal.dotm" xlink:type="simple"/>
    <meta:editing-cycles>3</meta:editing-cycles>
    <meta:editing-duration>PT17880S</meta:editing-duration>
    <meta:document-statistic meta:page-count="1" meta:paragraph-count="1" meta:word-count="101" meta:character-count="659" meta:row-count="4" meta:non-whitespace-character-count="559"/>
  </office:meta>
</office:document-meta>
</file>